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ole-draw-aspect="1"/>
    </style:style>
  </office:automatic-styles>
  <office:body>
    <office:drawing>
      <draw:page draw:name="page1" draw:style-name="dp1" draw:master-page-name="Default">
        <draw:frame draw:style-name="gr1" draw:layer="layout" svg:width="15.804cm" svg:height="3.919cm" svg:x="2.892cm" svg:y="12.01cm">
          <draw:object xlink:href="../truss0.ods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1-13T09:12:56</meta:creation-date>
    <dc:date>2012-11-13T09:23:47</dc:date>
    <meta:editing-duration>P0D</meta:editing-duration>
    <meta:editing-cycles>1</meta:editing-cycles>
    <meta:document-statistic meta:object-count="1"/>
    <meta:generator>LibreOffice/3.6$Linux_x86 LibreOffice_project/ba822cc-88e2710-134b205-7cd8c5c-680b12</meta:generator>
  </office:meta>
</office:document-meta>
</file>